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33333" style:font-name="OpenSans" fo:font-size="10.5pt" fo:letter-spacing="normal" fo:font-style="normal" fo:font-weight="normal"/>
    </style:style>
    <style:style style:name="T3" style:family="text">
      <style:text-properties fo:font-variant="normal" fo:text-transform="none" fo:color="#2775d1" style:font-name="OpenSans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eu</text:span><text:span text:style-name="T2"> </text:span><text:span text:style-name="T1">nome é Eduardo Guerra.</text:span><text:span text:style-name="T2"> </text:span><text:span text:style-name="T1">Este é o curso de Orientação a Objetos com Java.</text:span><text:span text:style-name="T2"> </text:span><text:span text:style-name="T1">Hoje vamos estar falando sobre classes abstratas, tá?</text:span><text:span text:style-name="T2"> </text:span><text:span text:style-name="T1">Vamos entender como criar classes abstratas,</text:span><text:span text:style-name="T2"> </text:span><text:span text:style-name="T1">entender o seu conceito e que situações elas podem ser aplicadas.</text:span><text:span text:style-name="T2"> </text:span><text:span text:style-name="T1">Então, eu vou começar aqui fazendo pequeno exercício com vocês.</text:span><text:span text:style-name="T2"> </text:span><text:span text:style-name="T1">Pensa carro!</text:span><text:span text:style-name="T2"> </text:span><text:span text:style-name="T1">Vê aí o que vem na cabeça de vocês.</text:span><text:span text:style-name="T2"> </text:span><text:span text:style-name="T1">Talvez alguma coisa mais ou menos assim.</text:span><text:span text:style-name="T2"> </text:span><text:span text:style-name="T1">Agora imagina se eu chego para vocês e falo assim: Pensa veículo!</text:span><text:span text:style-name="T2"> </text:span><text:span text:style-name="T1">Aí, você vai falar assim: espera aí, veículo!</text:span><text:span text:style-name="T2"> </text:span><text:span text:style-name="T1">Tem avião, tem moto, tem carro, tem bicicleta, caminhão, tem barco,</text:span><text:span text:style-name="T2"> </text:span><text:span text:style-name="T1">tem monte de coisas.</text:span><text:span text:style-name="T2"> </text:span><text:span text:style-name="T1">Aí, você vai virar para mim e falar assim: espera aí, qual?</text:span><text:span text:style-name="T2"> </text:span><text:span text:style-name="T1">Qual veículo que você quer que eu pense?</text:span><text:span text:style-name="T2"> </text:span><text:span text:style-name="T1">Então, a gente vê que veículo é conceito, é uma abstração,</text:span><text:span text:style-name="T2"> </text:span><text:span text:style-name="T1">mas por outro lado é uma abstração que ela é abstrata demais para eu pensar veículo.</text:span><text:span text:style-name="T2"> </text:span><text:span text:style-name="T1">Para eu falar assim: " veículo", eu tenho que ter o veículo concreto.</text:span><text:span text:style-name="T2"> </text:span><text:span text:style-name="T1">Eu tenho que ter uma coisa pouco menos abstrata.</text:span><text:span text:style-name="T2"> </text:span><text:span text:style-name="T1">Então, existem alguns conceitos como</text:span><text:span text:style-name="T2"> </text:span><text:span text:style-name="T1">esse que são muito abstratos para você ir lá e criar objeto.</text:span><text:span text:style-name="T2"> </text:span><text:span text:style-name="T1">Daí imagina: " criei objeto aqui de veículo." Aí você vai dizer:</text:span><text:span text:style-name="T2"> </text:span><text:span text:style-name="T1">"qual?" É a mesma pergunta lá que você se fez, né?</text:span><text:span text:style-name="T2"> </text:span><text:span text:style-name="T1">Qual?</text:span><text:span text:style-name="T2"> </text:span><text:span text:style-name="T1">Então, para esses conceitos que, às vezes,</text:span><text:span text:style-name="T2"> </text:span><text:span text:style-name="T1">faz sentido você ter essa classificação, mas não faz muito sentido você ir</text:span><text:span text:style-name="T2"> </text:span><text:span text:style-name="T1">lá e criar objeto daquela classe, a gente tem as classes chamadas de abstratas.</text:span><text:span text:style-name="T2"> </text:span><text:span text:style-name="T1">Então, eu posso criar uma classe, eu coloco esse modificador abstract.</text:span><text:span text:style-name="T2"> </text:span><text:span text:style-name="T1">E é uma classe que ela não vai poder ser instanciada.</text:span><text:span text:style-name="T2"> </text:span><text:span text:style-name="T1">Ela vai ser uma classe que ela só pode ser utilizada para ser estendida por outras</text:span><text:span text:style-name="T2"> </text:span><text:span text:style-name="T1">classes, então eu posso ter, por exemplo, uma classe carro que estende o veículo.</text:span><text:span text:style-name="T2"> </text:span><text:span text:style-name="T1">Olha aí, agora eu posso ter o veículo.</text:span><text:span text:style-name="T2"> </text:span><text:span text:style-name="T1">Agora que eu tenho uma coisa pouco mais concreta, eu posso ter o veículo.</text:span><text:span text:style-name="T2"> </text:span><text:span text:style-name="T1">Agora eu não posso fazer Veiculo = new Veiculo,</text:span><text:span text:style-name="T2"> </text:span><text:span text:style-name="T1">porque uma classe abstrata ela não pode ser instanciada.</text:span><text:span text:style-name="T2"> </text:span><text:span text:style-name="T1">Por quê?</text:span><text:span text:style-name="T2"> </text:span><text:span text:style-name="T1">Não faz sentido eu falar veículo sem ele ser alguma coisa.</text:span><text:span text:style-name="T2"> </text:span><text:span text:style-name="T1">Então, por isso que é conceito que ele só pode ser, digamos assim,</text:span><text:span text:style-name="T2"> </text:span><text:span text:style-name="T1">instanciado através de uma subclasse.</text:span><text:span text:style-name="T2"> </text:span><text:span text:style-name="T1">Uma classe abstrata ela também pode ter métodos abstratos.</text:span><text:span text:style-name="T2"> </text:span><text:span text:style-name="T1">Ou seja,</text:span><text:span text:style-name="T2"> </text:span><text:span text:style-name="T1">eu posso falar assim: olha todo veículo ele tem uma posição e ele pode se mover.</text:span><text:span text:style-name="T2"> </text:span><text:span text:style-name="T1">Agora, como que ele faz isso, eu não sei.</text:span><text:span text:style-name="T2"> </text:span><text:span text:style-name="T1">Então, uma classe abstrata ela pode ter métodos abstratos, que ela define método.</text:span><text:span text:style-name="T2"> </text:span><text:span text:style-name="T1">Ou seja, olha, todo veículo sabe fazer isso aqui,</text:span><text:span text:style-name="T2"> </text:span><text:span text:style-name="T1">mas cada faz de jeito diferente.</text:span><text:span text:style-name="T2"> </text:span><text:span text:style-name="T1">Mais ou menos, isso que é o significado de método abstrato.</text:span><text:span text:style-name="T2"> </text:span><text:span text:style-name="T1">Ela falar que todos sabem fazer aquilo mas ela não sabe como eles fazem.</text:span><text:span text:style-name="T2"> </text:span><text:span text:style-name="T1">Então, é mais ou menos como método que você deixa para que as</text:span><text:span text:style-name="T2"> </text:span><text:span text:style-name="T1">subclasses implementem, né?</text:span><text:span text:style-name="T2"> </text:span><text:span text:style-name="T1">E por isso mesmo que não faz sentido você ter uma classe</text:span><text:span text:style-name="T2"> </text:span><text:span text:style-name="T1">abstrata sendo instanciada, porque ela pode ter métodos</text:span><text:span text:style-name="T2"> </text:span><text:span text:style-name="T1">que não têm definição ainda, que vão ser definidos só uma subclasse.</text:span><text:span text:style-name="T2"> </text:span><text:span text:style-name="T1">Então, para que que serve isso?</text:span><text:span text:style-name="T2"> </text:span><text:span text:style-name="T1">Essas classes abstratas, elas podem definir contrato, ou seja,</text:span><text:span text:style-name="T2"> </text:span><text:span text:style-name="T1">olha o veículo ele vai ter lá aqueles métodos abstratos</text:span><text:span text:style-name="T2"> </text:span><text:span text:style-name="T1">e quais as funcionalidades comuns que aquele grupo de classes vai ter.</text:span><text:span text:style-name="T2"> </text:span><text:span text:style-name="T1">Uma classe abstrata, ela pode ter métodos abstratos mas ela pode ter métodos normais</text:span><text:span text:style-name="T2"> </text:span><text:span text:style-name="T1">também, ela pode ter atributos.</text:span><text:span text:style-name="T2"> </text:span><text:span text:style-name="T1">Ela pode ter tudo que uma classe tem.</text:span><text:span text:style-name="T2"> </text:span><text:span text:style-name="T1">Só que, primeiro, ela não pode ser instanciada, e segundo,</text:span><text:span text:style-name="T2"> </text:span><text:span text:style-name="T1">pode ter métodos abstratos, que ela define só a assinatura do</text:span><text:span text:style-name="T2"> </text:span><text:span text:style-name="T1">método e deixa a implementação dele para a subclasse.</text:span><text:span text:style-name="T2"> </text:span><text:span text:style-name="T1">Então, eu espero que com isso você tenha entendido o que é uma classe abstrata, né?</text:span><text:span text:style-name="T2"> </text:span><text:span text:style-name="T1">É uma classe feita para outras classes estenderem aquele conceito,</text:span><text:span text:style-name="T2"> </text:span><text:span text:style-name="T1">mas ela si já consegue determinar certo protocolo,</text:span><text:span text:style-name="T2"> </text:span><text:span text:style-name="T1">certo contrato para as classes que vão estender ela.</text:span><text:span text:style-name="T2"> </text:span><text:span text:style-name="T1">E não pode ser instanciada por ser conceito muito abstrato ainda.</text:span><text:span text:style-name="T2"> </text:span><text:span text:style-name="T1">Tá certo?</text:span><text:span text:style-name="T2"> </text:span><text:span text:style-name="T3">Muito obrigado por assistir e até a próxima aula!</text:span><text:span text:style-name="T2">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S</meta:editing-duration>
    <meta:editing-cycles>3</meta:editing-cycles>
    <meta:generator>LibreOffice/5.1.6.2$Windows_x86 LibreOffice_project/07ac168c60a517dba0f0d7bc7540f5afa45f0909</meta:generator>
    <dc:date>2017-01-25T07:31:32.213000000</dc:date>
    <meta:document-statistic meta:table-count="0" meta:image-count="0" meta:object-count="0" meta:page-count="1" meta:paragraph-count="1" meta:word-count="666" meta:character-count="3754" meta:non-whitespace-character-count="3087"/>
    <meta:user-defined meta:name="Info 1"/>
    <meta:user-defined meta:name="Info 2"/>
    <meta:user-defined meta:name="Info 3"/>
    <meta:user-defined meta:name="Info 4"/>
  </office:meta>
</office:document-meta>
</file>